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N = 1</text:p>
          </table:table-cell>
          <table:covered-table-cell table:number-columns-repeated="4"/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15871" calcext:value-type="float">
            <text:p>0.000115871</text:p>
          </table:table-cell>
          <table:table-cell office:value-type="float" office:value="0.00011301" calcext:value-type="float">
            <text:p>0.00011301</text:p>
          </table:table-cell>
          <table:table-cell office:value-type="float" office:value="0.000123978" calcext:value-type="float">
            <text:p>0.000123978</text:p>
          </table:table-cell>
          <table:table-cell office:value-type="float" office:value="0.00011611" calcext:value-type="float">
            <text:p>0.00011611</text:p>
          </table:table-cell>
          <table:table-cell table:style-name="ce2" office:value-type="float" office:value="0.000082016" calcext:value-type="float">
            <text:p>8.20E-05</text:p>
          </table:table-cell>
          <table:table-cell table:formula="of:=[.A2]" office:value-type="float" office:value="1" calcext:value-type="float">
            <text:p>1</text:p>
          </table:table-cell>
          <table:table-cell table:formula="of:=AVERAGE([.B2:.F2])" office:value-type="float" office:value="0.000110197" calcext:value-type="float">
            <text:p>0.0001101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36273" calcext:value-type="float">
            <text:p>0.000236273</text:p>
          </table:table-cell>
          <table:table-cell office:value-type="float" office:value="0.000215054" calcext:value-type="float">
            <text:p>0.000215054</text:p>
          </table:table-cell>
          <table:table-cell office:value-type="float" office:value="0.000219107" calcext:value-type="float">
            <text:p>0.000219107</text:p>
          </table:table-cell>
          <table:table-cell office:value-type="float" office:value="0.000213861" calcext:value-type="float">
            <text:p>0.000213861</text:p>
          </table:table-cell>
          <table:table-cell office:value-type="float" office:value="0.000164032" calcext:value-type="float">
            <text:p>0.000164032</text:p>
          </table:table-cell>
          <table:table-cell table:formula="of:=[.A3]" office:value-type="float" office:value="10" calcext:value-type="float">
            <text:p>10</text:p>
          </table:table-cell>
          <table:table-cell table:formula="of:=AVERAGE([.B3:.F3])" office:value-type="float" office:value="0.0002096654" calcext:value-type="float">
            <text:p>0.00020966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552177" calcext:value-type="float">
            <text:p>0.000552177</text:p>
          </table:table-cell>
          <table:table-cell office:value-type="float" office:value="0.000692129" calcext:value-type="float">
            <text:p>0.000692129</text:p>
          </table:table-cell>
          <table:table-cell office:value-type="float" office:value="0.000540972" calcext:value-type="float">
            <text:p>0.000540972</text:p>
          </table:table-cell>
          <table:table-cell office:value-type="float" office:value="0.000667095" calcext:value-type="float">
            <text:p>0.000667095</text:p>
          </table:table-cell>
          <table:table-cell office:value-type="float" office:value="0.000557899" calcext:value-type="float">
            <text:p>0.000557899</text:p>
          </table:table-cell>
          <table:table-cell table:formula="of:=[.A4]" office:value-type="float" office:value="100" calcext:value-type="float">
            <text:p>100</text:p>
          </table:table-cell>
          <table:table-cell table:formula="of:=AVERAGE([.B4:.F4])" office:value-type="float" office:value="0.0006020544" calcext:value-type="float">
            <text:p>0.00060205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53877" calcext:value-type="float">
            <text:p>0.00453877</text:p>
          </table:table-cell>
          <table:table-cell office:value-type="float" office:value="0.00519514" calcext:value-type="float">
            <text:p>0.00519514</text:p>
          </table:table-cell>
          <table:table-cell office:value-type="float" office:value="0.00517392" calcext:value-type="float">
            <text:p>0.00517392</text:p>
          </table:table-cell>
          <table:table-cell office:value-type="float" office:value="0.00597501" calcext:value-type="float">
            <text:p>0.00597501</text:p>
          </table:table-cell>
          <table:table-cell office:value-type="float" office:value="0.00554085" calcext:value-type="float">
            <text:p>0.00554085</text:p>
          </table:table-cell>
          <table:table-cell table:formula="of:=[.A5]" office:value-type="float" office:value="1000" calcext:value-type="float">
            <text:p>1000</text:p>
          </table:table-cell>
          <table:table-cell table:formula="of:=AVERAGE([.B5:.F5])" office:value-type="float" office:value="0.005284738" calcext:value-type="float">
            <text:p>0.0052847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742018" calcext:value-type="float">
            <text:p>0.0742018</text:p>
          </table:table-cell>
          <table:table-cell office:value-type="float" office:value="0.0602391" calcext:value-type="float">
            <text:p>0.0602391</text:p>
          </table:table-cell>
          <table:table-cell office:value-type="float" office:value="0.0674009" calcext:value-type="float">
            <text:p>0.0674009</text:p>
          </table:table-cell>
          <table:table-cell office:value-type="float" office:value="0.0707989" calcext:value-type="float">
            <text:p>0.0707989</text:p>
          </table:table-cell>
          <table:table-cell office:value-type="float" office:value="0.059552" calcext:value-type="float">
            <text:p>0.059552</text:p>
          </table:table-cell>
          <table:table-cell table:formula="of:=[.A6]" office:value-type="float" office:value="10000" calcext:value-type="float">
            <text:p>10000</text:p>
          </table:table-cell>
          <table:table-cell table:formula="of:=AVERAGE([.B6:.F6])" office:value-type="float" office:value="0.06643854" calcext:value-type="float">
            <text:p>0.066438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546703" calcext:value-type="float">
            <text:p>0.546703</text:p>
          </table:table-cell>
          <table:table-cell office:value-type="float" office:value="0.557357" calcext:value-type="float">
            <text:p>0.557357</text:p>
          </table:table-cell>
          <table:table-cell office:value-type="float" office:value="0.563127" calcext:value-type="float">
            <text:p>0.563127</text:p>
          </table:table-cell>
          <table:table-cell office:value-type="float" office:value="0.558101" calcext:value-type="float">
            <text:p>0.558101</text:p>
          </table:table-cell>
          <table:table-cell office:value-type="float" office:value="0.587066" calcext:value-type="float">
            <text:p>0.587066</text:p>
          </table:table-cell>
          <table:table-cell table:formula="of:=[.A7]" office:value-type="float" office:value="100000" calcext:value-type="float">
            <text:p>100000</text:p>
          </table:table-cell>
          <table:table-cell table:formula="of:=AVERAGE([.B7:.F7])" office:value-type="float" office:value="0.5624708" calcext:value-type="float">
            <text:p>0.56247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.20471" calcext:value-type="float">
            <text:p>4.20471</text:p>
          </table:table-cell>
          <table:table-cell office:value-type="float" office:value="4.52954" calcext:value-type="float">
            <text:p>4.52954</text:p>
          </table:table-cell>
          <table:table-cell office:value-type="float" office:value="4.18667" calcext:value-type="float">
            <text:p>4.18667</text:p>
          </table:table-cell>
          <table:table-cell office:value-type="float" office:value="4.57952" calcext:value-type="float">
            <text:p>4.57952</text:p>
          </table:table-cell>
          <table:table-cell office:value-type="float" office:value="4.2424" calcext:value-type="float">
            <text:p>4.2424</text:p>
          </table:table-cell>
          <table:table-cell table:formula="of:=[.A8]" office:value-type="float" office:value="1000000" calcext:value-type="float">
            <text:p>1000000</text:p>
          </table:table-cell>
          <table:table-cell table:formula="of:=AVERAGE([.B8:.F8])" office:value-type="float" office:value="4.348568" calcext:value-type="float">
            <text:p>4.348568</text:p>
          </table:table-cell>
        </table:table-row>
        <table:table-row table:style-name="ro1">
          <table:table-cell table:number-columns-repeated="6"/>
          <table:table-cell table:formula="of:=[.A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 = 2</text:p>
          </table:table-cell>
          <table:covered-table-cell table:number-columns-repeated="4"/>
          <table:table-cell table:formula="of:=[.A11]"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8096" calcext:value-type="float">
            <text:p>0.00018096</text:p>
          </table:table-cell>
          <table:table-cell office:value-type="float" office:value="0.000201941" calcext:value-type="float">
            <text:p>0.000201941</text:p>
          </table:table-cell>
          <table:table-cell office:value-type="float" office:value="0.000216007" calcext:value-type="float">
            <text:p>0.000216007</text:p>
          </table:table-cell>
          <table:table-cell office:value-type="float" office:value="0.00016093" calcext:value-type="float">
            <text:p>0.00016093</text:p>
          </table:table-cell>
          <table:table-cell table:style-name="ce2"/>
          <table:table-cell table:formula="of:=[.A12]" office:value-type="float" office:value="1" calcext:value-type="float">
            <text:p>1</text:p>
          </table:table-cell>
          <table:table-cell table:formula="of:=AVERAGE([.B12:.F12])" office:value-type="float" office:value="0.0001899595" calcext:value-type="float">
            <text:p>0.00018995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72887" calcext:value-type="float">
            <text:p>0.000372887</text:p>
          </table:table-cell>
          <table:table-cell office:value-type="float" office:value="0.000461102" calcext:value-type="float">
            <text:p>0.000461102</text:p>
          </table:table-cell>
          <table:table-cell office:value-type="float" office:value="0.000398874" calcext:value-type="float">
            <text:p>0.000398874</text:p>
          </table:table-cell>
          <table:table-cell office:value-type="float" office:value="0.000339985" calcext:value-type="float">
            <text:p>0.000339985</text:p>
          </table:table-cell>
          <table:table-cell/>
          <table:table-cell table:formula="of:=[.A13]" office:value-type="float" office:value="10" calcext:value-type="float">
            <text:p>10</text:p>
          </table:table-cell>
          <table:table-cell table:formula="of:=AVERAGE([.B13:.F13])" office:value-type="float" office:value="0.000393212" calcext:value-type="float">
            <text:p>0.0003932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0303" calcext:value-type="float">
            <text:p>0.00100303</text:p>
          </table:table-cell>
          <table:table-cell office:value-type="float" office:value="0.00101781" calcext:value-type="float">
            <text:p>0.00101781</text:p>
          </table:table-cell>
          <table:table-cell office:value-type="float" office:value="0.000997782" calcext:value-type="float">
            <text:p>0.000997782</text:p>
          </table:table-cell>
          <table:table-cell office:value-type="float" office:value="0.00108004" calcext:value-type="float">
            <text:p>0.00108004</text:p>
          </table:table-cell>
          <table:table-cell/>
          <table:table-cell table:formula="of:=[.A14]" office:value-type="float" office:value="100" calcext:value-type="float">
            <text:p>100</text:p>
          </table:table-cell>
          <table:table-cell table:formula="of:=AVERAGE([.B14:.F14])" office:value-type="float" office:value="0.0010246655" calcext:value-type="float">
            <text:p>0.00102466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10504" calcext:value-type="float">
            <text:p>0.00810504</text:p>
          </table:table-cell>
          <table:table-cell office:value-type="float" office:value="0.00606108" calcext:value-type="float">
            <text:p>0.00606108</text:p>
          </table:table-cell>
          <table:table-cell office:value-type="float" office:value="0.00865912" calcext:value-type="float">
            <text:p>0.00865912</text:p>
          </table:table-cell>
          <table:table-cell office:value-type="float" office:value="0.00573087" calcext:value-type="float">
            <text:p>0.00573087</text:p>
          </table:table-cell>
          <table:table-cell/>
          <table:table-cell table:formula="of:=[.A15]" office:value-type="float" office:value="1000" calcext:value-type="float">
            <text:p>1000</text:p>
          </table:table-cell>
          <table:table-cell table:formula="of:=AVERAGE([.B15:.F15])" office:value-type="float" office:value="0.0071390275" calcext:value-type="float">
            <text:p>0.00713902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649099" calcext:value-type="float">
            <text:p>0.0649099</text:p>
          </table:table-cell>
          <table:table-cell office:value-type="float" office:value="0.0728009" calcext:value-type="float">
            <text:p>0.0728009</text:p>
          </table:table-cell>
          <table:table-cell office:value-type="float" office:value="0.069164" calcext:value-type="float">
            <text:p>0.069164</text:p>
          </table:table-cell>
          <table:table-cell office:value-type="float" office:value="0.098526" calcext:value-type="float">
            <text:p>0.098526</text:p>
          </table:table-cell>
          <table:table-cell/>
          <table:table-cell table:formula="of:=[.A16]" office:value-type="float" office:value="10000" calcext:value-type="float">
            <text:p>10000</text:p>
          </table:table-cell>
          <table:table-cell table:formula="of:=AVERAGE([.B16:.F16])" office:value-type="float" office:value="0.0763502" calcext:value-type="float">
            <text:p>0.076350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910925" calcext:value-type="float">
            <text:p>0.910925</text:p>
          </table:table-cell>
          <table:table-cell office:value-type="float" office:value="0.798172" calcext:value-type="float">
            <text:p>0.798172</text:p>
          </table:table-cell>
          <table:table-cell office:value-type="float" office:value="0.772259" calcext:value-type="float">
            <text:p>0.772259</text:p>
          </table:table-cell>
          <table:table-cell office:value-type="float" office:value="0.76154" calcext:value-type="float">
            <text:p>0.76154</text:p>
          </table:table-cell>
          <table:table-cell/>
          <table:table-cell table:formula="of:=[.A17]" office:value-type="float" office:value="100000" calcext:value-type="float">
            <text:p>100000</text:p>
          </table:table-cell>
          <table:table-cell table:formula="of:=AVERAGE([.B17:.F17])" office:value-type="float" office:value="0.810724" calcext:value-type="float">
            <text:p>0.81072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03769" calcext:value-type="float">
            <text:p>6.03769</text:p>
          </table:table-cell>
          <table:table-cell office:value-type="float" office:value="5.9816" calcext:value-type="float">
            <text:p>5.9816</text:p>
          </table:table-cell>
          <table:table-cell office:value-type="float" office:value="5.69635" calcext:value-type="float">
            <text:p>5.69635</text:p>
          </table:table-cell>
          <table:table-cell office:value-type="float" office:value="5.27205" calcext:value-type="float">
            <text:p>5.27205</text:p>
          </table:table-cell>
          <table:table-cell/>
          <table:table-cell table:formula="of:=[.A18]" office:value-type="float" office:value="1000000" calcext:value-type="float">
            <text:p>1000000</text:p>
          </table:table-cell>
          <table:table-cell table:formula="of:=AVERAGE([.B18:.F18])" office:value-type="float" office:value="5.7469225" calcext:value-type="float">
            <text:p>5.7469225</text:p>
          </table:table-cell>
        </table:table-row>
        <table:table-row table:style-name="ro1">
          <table:table-cell table:number-columns-repeated="6"/>
          <table:table-cell table:formula="of:=[.A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 = 4</text:p>
          </table:table-cell>
          <table:covered-table-cell table:number-columns-repeated="4"/>
          <table:table-cell table:formula="of:=[.A21]"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31116" calcext:value-type="float">
            <text:p>0.00331116</text:p>
          </table:table-cell>
          <table:table-cell office:value-type="float" office:value="0.000424862" calcext:value-type="float">
            <text:p>0.000424862</text:p>
          </table:table-cell>
          <table:table-cell office:value-type="float" office:value="0.000402212" calcext:value-type="float">
            <text:p>0.000402212</text:p>
          </table:table-cell>
          <table:table-cell office:value-type="float" office:value="0.000343084" calcext:value-type="float">
            <text:p>0.000343084</text:p>
          </table:table-cell>
          <table:table-cell table:style-name="ce2"/>
          <table:table-cell table:formula="of:=[.A22]" office:value-type="float" office:value="1" calcext:value-type="float">
            <text:p>1</text:p>
          </table:table-cell>
          <table:table-cell table:formula="of:=AVERAGE([.B22:.F22])" office:value-type="float" office:value="0.0011203295" calcext:value-type="float">
            <text:p>0.00112032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08346" calcext:value-type="float">
            <text:p>0.0708346</text:p>
          </table:table-cell>
          <table:table-cell office:value-type="float" office:value="0.000576019" calcext:value-type="float">
            <text:p>0.000576019</text:p>
          </table:table-cell>
          <table:table-cell office:value-type="float" office:value="0.000668049" calcext:value-type="float">
            <text:p>0.000668049</text:p>
          </table:table-cell>
          <table:table-cell office:value-type="float" office:value="0.0209877" calcext:value-type="float">
            <text:p>0.0209877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AVERAGE([.B23:.F23])" office:value-type="float" office:value="0.023266592" calcext:value-type="float">
            <text:p>0.023266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96886" calcext:value-type="float">
            <text:p>0.00196886</text:p>
          </table:table-cell>
          <table:table-cell office:value-type="float" office:value="0.00198293" calcext:value-type="float">
            <text:p>0.00198293</text:p>
          </table:table-cell>
          <table:table-cell office:value-type="float" office:value="0.0022521" calcext:value-type="float">
            <text:p>0.0022521</text:p>
          </table:table-cell>
          <table:table-cell office:value-type="float" office:value="0.0138617" calcext:value-type="float">
            <text:p>0.0138617</text:p>
          </table:table-cell>
          <table:table-cell/>
          <table:table-cell table:formula="of:=[.A24]" office:value-type="float" office:value="100" calcext:value-type="float">
            <text:p>100</text:p>
          </table:table-cell>
          <table:table-cell table:formula="of:=AVERAGE([.B24:.F24])" office:value-type="float" office:value="0.0050163975" calcext:value-type="float">
            <text:p>0.00501639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1344" calcext:value-type="float">
            <text:p>0.011344</text:p>
          </table:table-cell>
          <table:table-cell office:value-type="float" office:value="0.0123029" calcext:value-type="float">
            <text:p>0.0123029</text:p>
          </table:table-cell>
          <table:table-cell office:value-type="float" office:value="0.011976" calcext:value-type="float">
            <text:p>0.011976</text:p>
          </table:table-cell>
          <table:table-cell office:value-type="float" office:value="0.0123479" calcext:value-type="float">
            <text:p>0.0123479</text:p>
          </table:table-cell>
          <table:table-cell/>
          <table:table-cell table:formula="of:=[.A25]" office:value-type="float" office:value="1000" calcext:value-type="float">
            <text:p>1000</text:p>
          </table:table-cell>
          <table:table-cell table:formula="of:=AVERAGE([.B25:.F25])" office:value-type="float" office:value="0.0119927" calcext:value-type="float">
            <text:p>0.01199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3529" calcext:value-type="float">
            <text:p>0.13529</text:p>
          </table:table-cell>
          <table:table-cell office:value-type="float" office:value="0.134478" calcext:value-type="float">
            <text:p>0.134478</text:p>
          </table:table-cell>
          <table:table-cell office:value-type="float" office:value="0.136273" calcext:value-type="float">
            <text:p>0.136273</text:p>
          </table:table-cell>
          <table:table-cell office:value-type="float" office:value="0.135922" calcext:value-type="float">
            <text:p>0.135922</text:p>
          </table:table-cell>
          <table:table-cell/>
          <table:table-cell table:formula="of:=[.A26]" office:value-type="float" office:value="10000" calcext:value-type="float">
            <text:p>10000</text:p>
          </table:table-cell>
          <table:table-cell table:formula="of:=AVERAGE([.B26:.F26])" office:value-type="float" office:value="0.13549075" calcext:value-type="float">
            <text:p>0.135490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26533" calcext:value-type="float">
            <text:p>1.26533</text:p>
          </table:table-cell>
          <table:table-cell office:value-type="float" office:value="1.36549" calcext:value-type="float">
            <text:p>1.36549</text:p>
          </table:table-cell>
          <table:table-cell office:value-type="float" office:value="1.6031" calcext:value-type="float">
            <text:p>1.6031</text:p>
          </table:table-cell>
          <table:table-cell office:value-type="float" office:value="1.23656" calcext:value-type="float">
            <text:p>1.23656</text:p>
          </table:table-cell>
          <table:table-cell/>
          <table:table-cell table:formula="of:=[.A27]" office:value-type="float" office:value="100000" calcext:value-type="float">
            <text:p>100000</text:p>
          </table:table-cell>
          <table:table-cell table:formula="of:=AVERAGE([.B27:.F27])" office:value-type="float" office:value="1.36762" calcext:value-type="float">
            <text:p>1.3676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97264" calcext:value-type="float">
            <text:p>6.97264</text:p>
          </table:table-cell>
          <table:table-cell office:value-type="float" office:value="6.88752" calcext:value-type="float">
            <text:p>6.88752</text:p>
          </table:table-cell>
          <table:table-cell office:value-type="float" office:value="6.94721" calcext:value-type="float">
            <text:p>6.94721</text:p>
          </table:table-cell>
          <table:table-cell office:value-type="float" office:value="6.97854" calcext:value-type="float">
            <text:p>6.97854</text:p>
          </table:table-cell>
          <table:table-cell/>
          <table:table-cell table:formula="of:=[.A28]" office:value-type="float" office:value="1000000" calcext:value-type="float">
            <text:p>1000000</text:p>
          </table:table-cell>
          <table:table-cell table:formula="of:=AVERAGE([.B28:.F28])" office:value-type="float" office:value="6.9464775" calcext:value-type="float">
            <text:p>6.9464775</text:p>
          </table:table-cell>
        </table:table-row>
        <table:table-row table:style-name="ro1">
          <table:table-cell table:number-columns-repeated="6"/>
          <table:table-cell table:formula="of:=[.A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3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 = 8</text:p>
          </table:table-cell>
          <table:covered-table-cell table:number-columns-repeated="4"/>
          <table:table-cell table:formula="of:=[.A31]"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60045" calcext:value-type="float">
            <text:p>0.000560045</text:p>
          </table:table-cell>
          <table:table-cell office:value-type="float" office:value="0.000376225" calcext:value-type="float">
            <text:p>0.000376225</text:p>
          </table:table-cell>
          <table:table-cell office:value-type="float" office:value="0.00039196" calcext:value-type="float">
            <text:p>0.00039196</text:p>
          </table:table-cell>
          <table:table-cell/>
          <table:table-cell table:style-name="ce2"/>
          <table:table-cell table:formula="of:=[.A32]" office:value-type="float" office:value="1" calcext:value-type="float">
            <text:p>1</text:p>
          </table:table-cell>
          <table:table-cell table:formula="of:=AVERAGE([.B32:.F32])" office:value-type="float" office:value="0.000442743333333333" calcext:value-type="float">
            <text:p>0.00044274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86968" calcext:value-type="float">
            <text:p>0.00186968</text:p>
          </table:table-cell>
          <table:table-cell office:value-type="float" office:value="0.085335" calcext:value-type="float">
            <text:p>0.085335</text:p>
          </table:table-cell>
          <table:table-cell office:value-type="float" office:value="0.00107694" calcext:value-type="float">
            <text:p>0.00107694</text:p>
          </table:table-cell>
          <table:table-cell table:number-columns-repeated="2"/>
          <table:table-cell table:formula="of:=[.A33]" office:value-type="float" office:value="10" calcext:value-type="float">
            <text:p>10</text:p>
          </table:table-cell>
          <table:table-cell table:formula="of:=AVERAGE([.B33:.F33])" office:value-type="float" office:value="0.0294272066666667" calcext:value-type="float">
            <text:p>0.02942720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5491" calcext:value-type="float">
            <text:p>0.0035491</text:p>
          </table:table-cell>
          <table:table-cell office:value-type="float" office:value="0.0621891" calcext:value-type="float">
            <text:p>0.0621891</text:p>
          </table:table-cell>
          <table:table-cell office:value-type="float" office:value="0.0132728" calcext:value-type="float">
            <text:p>0.0132728</text:p>
          </table:table-cell>
          <table:table-cell table:number-columns-repeated="2"/>
          <table:table-cell table:formula="of:=[.A34]" office:value-type="float" office:value="100" calcext:value-type="float">
            <text:p>100</text:p>
          </table:table-cell>
          <table:table-cell table:formula="of:=AVERAGE([.B34:.F34])" office:value-type="float" office:value="0.026337" calcext:value-type="float">
            <text:p>0.0263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54731" calcext:value-type="float">
            <text:p>0.0154731</text:p>
          </table:table-cell>
          <table:table-cell office:value-type="float" office:value="0.0123019" calcext:value-type="float">
            <text:p>0.0123019</text:p>
          </table:table-cell>
          <table:table-cell office:value-type="float" office:value="0.0578508" calcext:value-type="float">
            <text:p>0.0578508</text:p>
          </table:table-cell>
          <table:table-cell table:number-columns-repeated="2"/>
          <table:table-cell table:formula="of:=[.A35]" office:value-type="float" office:value="1000" calcext:value-type="float">
            <text:p>1000</text:p>
          </table:table-cell>
          <table:table-cell table:formula="of:=AVERAGE([.B35:.F35])" office:value-type="float" office:value="0.0285419333333333" calcext:value-type="float">
            <text:p>0.02854193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80068" calcext:value-type="float">
            <text:p>0.180068</text:p>
          </table:table-cell>
          <table:table-cell office:value-type="float" office:value="0.167992" calcext:value-type="float">
            <text:p>0.167992</text:p>
          </table:table-cell>
          <table:table-cell office:value-type="float" office:value="0.178447" calcext:value-type="float">
            <text:p>0.178447</text:p>
          </table:table-cell>
          <table:table-cell table:number-columns-repeated="2"/>
          <table:table-cell table:formula="of:=[.A36]" office:value-type="float" office:value="10000" calcext:value-type="float">
            <text:p>10000</text:p>
          </table:table-cell>
          <table:table-cell table:formula="of:=AVERAGE([.B36:.F36])" office:value-type="float" office:value="0.175502333333333" calcext:value-type="float">
            <text:p>0.17550233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0848" calcext:value-type="float">
            <text:p>2.0848</text:p>
          </table:table-cell>
          <table:table-cell office:value-type="float" office:value="2.05743" calcext:value-type="float">
            <text:p>2.05743</text:p>
          </table:table-cell>
          <table:table-cell office:value-type="float" office:value="1.94362" calcext:value-type="float">
            <text:p>1.94362</text:p>
          </table:table-cell>
          <table:table-cell table:number-columns-repeated="2"/>
          <table:table-cell table:formula="of:=[.A37]" office:value-type="float" office:value="100000" calcext:value-type="float">
            <text:p>100000</text:p>
          </table:table-cell>
          <table:table-cell table:formula="of:=AVERAGE([.B37:.F37])" office:value-type="float" office:value="2.02861666666667" calcext:value-type="float">
            <text:p>2.028616666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.26367" calcext:value-type="float">
            <text:p>8.26367</text:p>
          </table:table-cell>
          <table:table-cell office:value-type="float" office:value="8.56836" calcext:value-type="float">
            <text:p>8.56836</text:p>
          </table:table-cell>
          <table:table-cell office:value-type="float" office:value="8.92725" calcext:value-type="float">
            <text:p>8.92725</text:p>
          </table:table-cell>
          <table:table-cell table:number-columns-repeated="2"/>
          <table:table-cell table:formula="of:=[.A38]" office:value-type="float" office:value="1000000" calcext:value-type="float">
            <text:p>1000000</text:p>
          </table:table-cell>
          <table:table-cell table:formula="of:=AVERAGE([.B38:.F38])" office:value-type="float" office:value="8.58642666666667" calcext:value-type="float">
            <text:p>8.5864266667</text:p>
          </table:table-cell>
        </table:table-row>
        <table:table-row table:style-name="ro1">
          <table:table-cell table:number-columns-repeated="6"/>
          <table:table-cell table:formula="of:=[.A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4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 = 16</text:p>
          </table:table-cell>
          <table:covered-table-cell table:number-columns-repeated="4"/>
          <table:table-cell table:formula="of:=[.A41]"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818014" calcext:value-type="float">
            <text:p>0.000818014</text:p>
          </table:table-cell>
          <table:table-cell office:value-type="float" office:value="0.000739098" calcext:value-type="float">
            <text:p>0.000739098</text:p>
          </table:table-cell>
          <table:table-cell office:value-type="float" office:value="0.000617981" calcext:value-type="float">
            <text:p>0.000617981</text:p>
          </table:table-cell>
          <table:table-cell table:number-columns-repeated="2"/>
          <table:table-cell table:formula="of:=[.A42]" office:value-type="float" office:value="1" calcext:value-type="float">
            <text:p>1</text:p>
          </table:table-cell>
          <table:table-cell table:formula="of:=AVERAGE([.B42:.F42])" office:value-type="float" office:value="0.000725031" calcext:value-type="float">
            <text:p>0.0007250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253279" calcext:value-type="float">
            <text:p>0.0253279</text:p>
          </table:table-cell>
          <table:table-cell office:value-type="float" office:value="0.065203" calcext:value-type="float">
            <text:p>0.065203</text:p>
          </table:table-cell>
          <table:table-cell table:number-columns-repeated="2"/>
          <table:table-cell table:formula="of:=[.A43]" office:value-type="float" office:value="10" calcext:value-type="float">
            <text:p>10</text:p>
          </table:table-cell>
          <table:table-cell table:formula="of:=AVERAGE([.B43:.F43])" office:value-type="float" office:value="0.04526545" calcext:value-type="float">
            <text:p>0.045265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95758" calcext:value-type="float">
            <text:p>0.0195758</text:p>
          </table:table-cell>
          <table:table-cell office:value-type="float" office:value="0.0105062" calcext:value-type="float">
            <text:p>0.0105062</text:p>
          </table:table-cell>
          <table:table-cell office:value-type="float" office:value="0.0158811" calcext:value-type="float">
            <text:p>0.0158811</text:p>
          </table:table-cell>
          <table:table-cell table:number-columns-repeated="2"/>
          <table:table-cell table:formula="of:=[.A44]" office:value-type="float" office:value="100" calcext:value-type="float">
            <text:p>100</text:p>
          </table:table-cell>
          <table:table-cell table:formula="of:=AVERAGE([.B44:.F44])" office:value-type="float" office:value="0.0153210333333333" calcext:value-type="float">
            <text:p>0.0153210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31318" calcext:value-type="float">
            <text:p>0.0331318</text:p>
          </table:table-cell>
          <table:table-cell office:value-type="float" office:value="0.025871" calcext:value-type="float">
            <text:p>0.025871</text:p>
          </table:table-cell>
          <table:table-cell office:value-type="float" office:value="0.310456" calcext:value-type="float">
            <text:p>0.310456</text:p>
          </table:table-cell>
          <table:table-cell table:number-columns-repeated="2"/>
          <table:table-cell table:formula="of:=[.A45]" office:value-type="float" office:value="1000" calcext:value-type="float">
            <text:p>1000</text:p>
          </table:table-cell>
          <table:table-cell table:formula="of:=AVERAGE([.B45:.F45])" office:value-type="float" office:value="0.123152933333333" calcext:value-type="float">
            <text:p>0.12315293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31449" calcext:value-type="float">
            <text:p>0.231449</text:p>
          </table:table-cell>
          <table:table-cell office:value-type="float" office:value="0.229672" calcext:value-type="float">
            <text:p>0.229672</text:p>
          </table:table-cell>
          <table:table-cell office:value-type="float" office:value="0.26883" calcext:value-type="float">
            <text:p>0.26883</text:p>
          </table:table-cell>
          <table:table-cell table:number-columns-repeated="2"/>
          <table:table-cell table:formula="of:=[.A46]" office:value-type="float" office:value="10000" calcext:value-type="float">
            <text:p>10000</text:p>
          </table:table-cell>
          <table:table-cell table:formula="of:=AVERAGE([.B46:.F46])" office:value-type="float" office:value="0.243317" calcext:value-type="float">
            <text:p>0.2433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.28128" calcext:value-type="float">
            <text:p>2.28128</text:p>
          </table:table-cell>
          <table:table-cell office:value-type="float" office:value="2.31525" calcext:value-type="float">
            <text:p>2.31525</text:p>
          </table:table-cell>
          <table:table-cell office:value-type="float" office:value="2.59553" calcext:value-type="float">
            <text:p>2.59553</text:p>
          </table:table-cell>
          <table:table-cell table:number-columns-repeated="2"/>
          <table:table-cell table:formula="of:=[.A47]" office:value-type="float" office:value="100000" calcext:value-type="float">
            <text:p>100000</text:p>
          </table:table-cell>
          <table:table-cell table:formula="of:=AVERAGE([.B47:.F47])" office:value-type="float" office:value="2.39735333333333" calcext:value-type="float">
            <text:p>2.39735333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.8342" calcext:value-type="float">
            <text:p>11.8342</text:p>
          </table:table-cell>
          <table:table-cell office:value-type="float" office:value="11.5641" calcext:value-type="float">
            <text:p>11.5641</text:p>
          </table:table-cell>
          <table:table-cell office:value-type="float" office:value="10.8294" calcext:value-type="float">
            <text:p>10.8294</text:p>
          </table:table-cell>
          <table:table-cell table:number-columns-repeated="2"/>
          <table:table-cell table:formula="of:=[.A48]" office:value-type="float" office:value="1000000" calcext:value-type="float">
            <text:p>1000000</text:p>
          </table:table-cell>
          <table:table-cell table:formula="of:=AVERAGE([.B48:.F48])" office:value-type="float" office:value="11.4092333333333" calcext:value-type="float">
            <text:p>11.4092333333</text:p>
          </table:table-cell>
        </table:table-row>
        <table:table-row table:style-name="ro1">
          <table:table-cell table:number-columns-repeated="6"/>
          <table:table-cell table:formula="of:=[.A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A5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 = 32</text:p>
          </table:table-cell>
          <table:covered-table-cell table:number-columns-repeated="4"/>
          <table:table-cell table:formula="of:=[.A51]"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82902" calcext:value-type="float">
            <text:p>0.00682902</text:p>
          </table:table-cell>
          <table:table-cell office:value-type="float" office:value="0.00612202" calcext:value-type="float">
            <text:p>0.00612202</text:p>
          </table:table-cell>
          <table:table-cell office:value-type="float" office:value="0.029475" calcext:value-type="float">
            <text:p>0.029475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041151" calcext:value-type="float">
            <text:p>0.0041151</text:p>
          </table:table-cell>
          <table:table-cell table:formula="of:=[.A52]" office:value-type="float" office:value="1" calcext:value-type="float">
            <text:p>1</text:p>
          </table:table-cell>
          <table:table-cell table:formula="of:=AVERAGE([.B52:.F52])" office:value-type="float" office:value="0.010123428" calcext:value-type="float">
            <text:p>0.0101234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2166" calcext:value-type="float">
            <text:p>0.082166</text:p>
          </table:table-cell>
          <table:table-cell office:value-type="float" office:value="0.0343373" calcext:value-type="float">
            <text:p>0.0343373</text:p>
          </table:table-cell>
          <table:table-cell office:value-type="float" office:value="0.0464499" calcext:value-type="float">
            <text:p>0.0464499</text:p>
          </table:table-cell>
          <table:table-cell office:value-type="float" office:value="0.106044" calcext:value-type="float">
            <text:p>0.106044</text:p>
          </table:table-cell>
          <table:table-cell office:value-type="float" office:value="0.123399" calcext:value-type="float">
            <text:p>0.123399</text:p>
          </table:table-cell>
          <table:table-cell table:formula="of:=[.A53]" office:value-type="float" office:value="10" calcext:value-type="float">
            <text:p>10</text:p>
          </table:table-cell>
          <table:table-cell table:formula="of:=AVERAGE([.B53:.F53])" office:value-type="float" office:value="0.07847924" calcext:value-type="float">
            <text:p>0.07847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8296" calcext:value-type="float">
            <text:p>0.208296</text:p>
          </table:table-cell>
          <table:table-cell office:value-type="float" office:value="0.26337" calcext:value-type="float">
            <text:p>0.26337</text:p>
          </table:table-cell>
          <table:table-cell office:value-type="float" office:value="0.113472" calcext:value-type="float">
            <text:p>0.113472</text:p>
          </table:table-cell>
          <table:table-cell office:value-type="float" office:value="0.104088" calcext:value-type="float">
            <text:p>0.104088</text:p>
          </table:table-cell>
          <table:table-cell office:value-type="float" office:value="0.439289" calcext:value-type="float">
            <text:p>0.439289</text:p>
          </table:table-cell>
          <table:table-cell table:formula="of:=[.A54]" office:value-type="float" office:value="100" calcext:value-type="float">
            <text:p>100</text:p>
          </table:table-cell>
          <table:table-cell table:formula="of:=AVERAGE([.B54:.F54])" office:value-type="float" office:value="0.225703" calcext:value-type="float">
            <text:p>0.2257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0374" calcext:value-type="float">
            <text:p>0.080374</text:p>
          </table:table-cell>
          <table:table-cell office:value-type="float" office:value="0.0599952" calcext:value-type="float">
            <text:p>0.0599952</text:p>
          </table:table-cell>
          <table:table-cell office:value-type="float" office:value="0.056437" calcext:value-type="float">
            <text:p>0.056437</text:p>
          </table:table-cell>
          <table:table-cell office:value-type="float" office:value="0.0754528" calcext:value-type="float">
            <text:p>0.0754528</text:p>
          </table:table-cell>
          <table:table-cell office:value-type="float" office:value="0.0983417" calcext:value-type="float">
            <text:p>0.0983417</text:p>
          </table:table-cell>
          <table:table-cell table:formula="of:=[.A55]" office:value-type="float" office:value="1000" calcext:value-type="float">
            <text:p>1000</text:p>
          </table:table-cell>
          <table:table-cell table:formula="of:=AVERAGE([.B55:.F55])" office:value-type="float" office:value="0.07412014" calcext:value-type="float">
            <text:p>0.074120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20747" calcext:value-type="float">
            <text:p>0.420747</text:p>
          </table:table-cell>
          <table:table-cell office:value-type="float" office:value="0.284164" calcext:value-type="float">
            <text:p>0.284164</text:p>
          </table:table-cell>
          <table:table-cell office:value-type="float" office:value="0.292065" calcext:value-type="float">
            <text:p>0.292065</text:p>
          </table:table-cell>
          <table:table-cell office:value-type="float" office:value="0.2990077" calcext:value-type="float">
            <text:p>0.2990077</text:p>
          </table:table-cell>
          <table:table-cell office:value-type="float" office:value="0.293449" calcext:value-type="float">
            <text:p>0.293449</text:p>
          </table:table-cell>
          <table:table-cell table:formula="of:=[.A56]" office:value-type="float" office:value="10000" calcext:value-type="float">
            <text:p>10000</text:p>
          </table:table-cell>
          <table:table-cell table:formula="of:=AVERAGE([.B56:.F56])" office:value-type="float" office:value="0.31788654" calcext:value-type="float">
            <text:p>0.317886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30849" calcext:value-type="float">
            <text:p>3.30849</text:p>
          </table:table-cell>
          <table:table-cell office:value-type="float" office:value="3.02082" calcext:value-type="float">
            <text:p>3.02082</text:p>
          </table:table-cell>
          <table:table-cell office:value-type="float" office:value="3.28948" calcext:value-type="float">
            <text:p>3.28948</text:p>
          </table:table-cell>
          <table:table-cell office:value-type="float" office:value="2.90586" calcext:value-type="float">
            <text:p>2.90586</text:p>
          </table:table-cell>
          <table:table-cell office:value-type="float" office:value="2.66562" calcext:value-type="float">
            <text:p>2.66562</text:p>
          </table:table-cell>
          <table:table-cell table:formula="of:=[.A57]" office:value-type="float" office:value="100000" calcext:value-type="float">
            <text:p>100000</text:p>
          </table:table-cell>
          <table:table-cell table:formula="of:=AVERAGE([.B57:.F57])" office:value-type="float" office:value="3.038054" calcext:value-type="float">
            <text:p>3.03805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9.2071" calcext:value-type="float">
            <text:p>29.2071</text:p>
          </table:table-cell>
          <table:table-cell office:value-type="float" office:value="28.5781" calcext:value-type="float">
            <text:p>28.5781</text:p>
          </table:table-cell>
          <table:table-cell office:value-type="float" office:value="28.7348" calcext:value-type="float">
            <text:p>28.7348</text:p>
          </table:table-cell>
          <table:table-cell office:value-type="float" office:value="29.2436" calcext:value-type="float">
            <text:p>29.2436</text:p>
          </table:table-cell>
          <table:table-cell office:value-type="float" office:value="27.806" calcext:value-type="float">
            <text:p>27.806</text:p>
          </table:table-cell>
          <table:table-cell table:formula="of:=[.A58]" office:value-type="float" office:value="1000000" calcext:value-type="float">
            <text:p>1000000</text:p>
          </table:table-cell>
          <table:table-cell table:formula="of:=AVERAGE([.B58:.F58])" office:value-type="float" office:value="28.71392" calcext:value-type="float">
            <text:p>28.71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6-03-10T21:32:50.284372980</meta:creation-date>
    <dc:date>2016-03-10T21:49:33.896357789</dc:date>
    <dc:creator>Christopher </dc:creator>
    <meta:editing-duration>PT33S</meta:editing-duration>
    <meta:editing-cycles>1</meta:editing-cycles>
    <meta:document-statistic meta:table-count="1" meta:cell-count="320" meta:object-count="0"/>
    <meta:generator>LibreOffice/5.0.3.2$Linux_X86_64 LibreOffice_project/00$Build-2</meta:generator>
  </office:meta>
</office:document-meta>
</file>